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justify" style:justify-single-word="false"/>
      <style:text-properties fo:font-size="14pt" officeooo:paragraph-rsid="000ac924" style:font-size-asian="14pt" style:font-size-complex="14pt"/>
    </style:style>
    <style:style style:name="T1" style:family="text">
      <style:text-properties officeooo:rsid="000ac924"/>
    </style:style>
    <style:style style:name="T2" style:family="text">
      <style:text-properties officeooo:rsid="000c5309"/>
    </style:style>
    <style:style style:name="T3" style:family="text">
      <style:text-properties fo:background-color="#ffff00" loext:char-shading-value="0"/>
    </style:style>
    <style:style style:name="T4" style:family="text">
      <style:text-properties officeooo:rsid="000c5309" fo:background-color="#ffff00" loext:char-shading-value="0"/>
    </style:style>
    <style:style style:name="T5" style:family="text">
      <style:text-properties officeooo:rsid="00188ad9" fo:background-color="#ffff00" loext:char-shading-value="0"/>
    </style:style>
    <style:style style:name="T6" style:family="text">
      <style:text-properties officeooo:rsid="00102900"/>
    </style:style>
    <style:style style:name="T7" style:family="text">
      <style:text-properties officeooo:rsid="0012d44f"/>
    </style:style>
    <style:style style:name="T8" style:family="text">
      <style:text-properties officeooo:rsid="00144bd2"/>
    </style:style>
    <style:style style:name="T9" style:family="text">
      <style:text-properties officeooo:rsid="0017b9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a muerte de Jorge Eliecer Gaitán, el 9 de abril de 1948, </text:span>marcó el inicio de un período de violencia generalizada en Colombia, <text:span text:style-name="T2">[</text:span><text:span text:style-name="T4">entre tal fecha y tal fecha]</text:span>, donde los enfrentamientos armados entre liberales y conservadores se intensificaron, causando miles de muertes y desplazamientos de población. Este conflicto se extendió por todo el país y dejó un legado de resentimiento y división que persistió durante décadas. <text:span text:style-name="T8">Una de las principales consecuencias del asesinato de Gaitan, es precisamente</text:span> la desconexión del pueblo con la clase política y con las mismas instituciones del Estado. Un ejemplo de ello se ve reflejado en la imposibilidad de contener la furia del pueblo por parte de la clase política, incluso, entre los mismos gaitanistas. Tal y como lo expresa el gaitanista, según el texto de Braun, Jose Vicente García, la multitud enfurecida solo quería ”quemar y destruir todo, para poder reconstruir de nuevo”. Ante los intentos de los liberales y de los demás lideres gaitanistas en contenner a las masas enfurecidas, el pueblo seguía en su acción destructiva. El pueblo había perdido su lider, aquel que se había convertido en el interlocutor de su realidad y su condición. La muerte de Gaitan, y todas las demás muertes que se vinieron con tal suceso, desataron en gran parte de los colombianos y colombianas, los mas primitivos instintos; la apuesta era destruirlo todo, según el mismo relato de Braun. <text:span text:style-name="T6">Pero ¿Qué aspectos del discurso político de Jorge Eliecer Gaitán podrían haber generado tal nivel de descontento y rabia en el pueblo colombiano, llevándolo a desear la destrucción durante los eventos posteriores a su muerte? </text:span><text:span text:style-name="T7">Es precisamente lo que este trabajo se pregunta y busca identificar en analizando los discursos de Gaitán. </text:span></text:p>
      <text:p text:style-name="P1"/>
      <text:p text:style-name="P1"/>
      <text:p text:style-name="P1"/>
      <text:p text:style-name="P1">La muerte de Jorge Eliecer Gaitán, el 9 de abril de 1948, marcó un punto crítico en la historia de Colombia, desencadenando un período de violencia desenfrenada que se extendió entre <text:span text:style-name="T5">[</text:span><text:span text:style-name="T3">tal fecha y tal fecha</text:span><text:span text:style-name="T5">]</text:span>. Durante este tiempo, los enfrentamientos armados entre los partidos liberales y conservadores alcanzaron niveles alarmantes, cobrando miles de vidas y desplazando a numerosas comunidades. Este conflicto dejó una profunda huella de resentimiento y división que perduró a lo largo de décadas.</text:p>
      <text:p text:style-name="P1"/>
      <text:p text:style-name="P1">Una de las consecuencias más notables del asesinato de Gaitán fue la desconexión palpable entre el pueblo y la clase política, así como con las instituciones estatales. Esta brecha se manifestó en la incapacidad de la élite política para contener la furia popular, incluso entre los propios seguidores de Gaitán. José Vicente García, un ferviente gaitanista citado en el texto de Braun, expresó que la multitud enfurecida solo ansiaba "quemar y destruir todo, para poder reconstruir de nuevo". A pesar de los esfuerzos de los líderes liberales y gaitanistas por calmar a las masas, el pueblo persistió en su acción destructiva.</text:p>
      <text:p text:style-name="P1"/>
      <text:p text:style-name="P1">La muerte de Gaitán dejó un vacío de liderazgo que exacerbó los sentimientos de desamparo y desesperación entre la población colombiana. Muchos ciudadanos se <text:soft-page-break/>vieron impulsados por sus instintos más primarios, como lo refleja el testimonio de Braun, buscando desahogo y justicia a través del caos y la destrucción.</text:p>
      <text:p text:style-name="P1"/>
      <text:p text:style-name="P1">Es en este contexto tumultuoso donde surge la pregunta central de este trabajo: ¿Qué aspectos del discurso político de Jorge Eliecer Gaitán pudieron generar tal nivel de descontento y rabia en el pueblo colombiano, llevándolo a desear la destrucción durante los eventos posteriores a su muerte? A través del análisis de los discursos de Gaitán, este trabajo se propone identificar y comprender los elementos que influyeron en la respuesta <text:span text:style-name="T9">airada</text:span> del pueblo ante su pérdid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CO"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0T20:04:28.625932596</meta:creation-date>
    <dc:date>2024-02-11T14:53:50.432161054</dc:date>
    <meta:editing-duration>PT5M18S</meta:editing-duration>
    <meta:editing-cycles>4</meta:editing-cycles>
    <meta:generator>LibreOffice/7.6.4.1$Linux_X86_64 LibreOffice_project/60$Build-1</meta:generator>
    <meta:document-statistic meta:table-count="0" meta:image-count="0" meta:object-count="0" meta:page-count="2" meta:paragraph-count="5" meta:word-count="587" meta:character-count="3665" meta:non-whitespace-character-count="3082"/>
  </office:meta>
</office:document-meta>
</file>